
<file path=META-INF/manifest.xml><?xml version="1.0" encoding="utf-8"?>
<manifest:manifest xmlns:anim="urn:oasis:names:tc:opendocument:xmlns:animation:1.0"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nifest="urn:oasis:names:tc:opendocument:xmlns:manifes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manifest:file-entry manifest:full-path="/" manifest:media-type="application/vnd.oasis.opendocument.text" manifest:version="1.2"/>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Pictures/1000000000000090000000A9B0B65F667B9C8E29.png" manifest:media-type=""/>
</manifest:manifest>
</file>

<file path=content.xml><?xml version="1.0" encoding="utf-8"?>
<office:document-content xmlns:anim="urn:oasis:names:tc:opendocument:xmlns:animation:1.0"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nifest="urn:oasis:names:tc:opendocument:xmlns:manifes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font-face-decls>
    <style:font-face style:name="Segoe UI" svg:font-family="'Segoe UI'"/>
    <style:font-face style:name="Wingdings" svg:font-family="Wingdings"/>
    <style:font-face style:name="Times New Roman" svg:font-family="'Times New Roman'"/>
    <style:font-face style:name="Liberation Sans" svg:font-family="'Liberation Sans'"/>
    <style:font-face style:name="Noto Sans CJK SC" svg:font-family="'Noto Sans CJK SC'"/>
    <style:font-face style:name="Arial" svg:font-family="Arial"/>
    <style:font-face style:name="Liberation Serif" svg:font-family="'Liberation Serif'"/>
    <style:font-face style:name="맑은 고딕" svg:font-family="'맑은 고딕'"/>
  </office:font-face-decls>
  <office:automatic-styles>
    <style:style style:name="PO_P1" style:family="paragraph" style:parent-style-name="Standard" style:master-page-name="Standard">
      <style:paragraph-properties text:number-lines="true" style:justify-single-word="false" fo:widows="2" fo:orphans="2" style:page-number="auto" fo:line-height="normal" fo:text-align="justify" fo:keep-together="auto" fo:margin-left="0cm" fo:margin-right="0cm" fo:margin-top="0cm" fo:margin-bottom="0cm" fo:text-indent="0cm" fo:background-color="transparent" style:shadow="none" fo:keep-with-next="auto" style:text-autospace="ideograph-alpha" style:punctuation-wrap="hanging" style:line-break="strict" style:join-border="true"/>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Liberation Serif" style:font-name-asian="Times New Roman" style:font-name-complex="Liberation Serif" fo:letter-spacing="normal" fo:language="pt" style:language-asian="pt" style:language-complex="ar" fo:country="BR" style:country-asian="BR" style:country-complex="SA" fo:font-style="normal" style:font-style-asian="normal" style:font-style-complex="normal" fo:text-shadow="none" style:text-underline-style="solid" style:text-underline-type="single" style:text-underline-width="auto" style:text-underline-color="font-color" fo:font-weight="bold" style:font-weight-asian="bold" style:font-weight-complex="bold" fo:background-color="transparent" style:text-emphasize="none"/>
    </style:style>
    <style:style style:name="PO_T3" style:family="text" style:parent-style-name="Standard">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Liberation Serif" style:font-name-asian="Times New Roman" style:font-name-complex="Liberation Serif" fo:letter-spacing="normal" fo:language="pt" style:language-asian="pt" style:language-complex="ar" fo:country="BR" style:country-asian="BR" style:country-complex="SA" fo:font-style="normal" style:font-style-asian="normal" style:font-style-complex="normal" fo:text-shadow="none" style:text-underline-style="solid" style:text-underline-type="single" style:text-underline-width="auto" style:text-underline-color="font-color" fo:font-weight="bold" style:font-weight-asian="bold" style:font-weight-complex="bold" fo:background-color="transparent" style:text-emphasize="none"/>
    </style:style>
    <style:style style:name="PO_P7" style:family="paragraph" style:parent-style-name="Standard">
      <style:paragraph-properties text:number-lines="true" fo:widows="2" fo:orphans="2" fo:line-height="normal" fo:text-align="center" fo:keep-together="auto" fo:margin-left="0cm" fo:margin-right="0cm" fo:margin-top="0cm" fo:margin-bottom="0cm" fo:text-indent="0cm" fo:background-color="transparent" style:shadow="none" fo:keep-with-next="auto" style:text-autospace="ideograph-alpha" style:punctuation-wrap="hanging" style:line-break="strict" style:join-border="true"/>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Liberation Serif" style:font-name-asian="Times New Roman" style:font-name-complex="Liberation Serif" fo:letter-spacing="normal" fo:language="pt" style:language-asian="pt" style:language-complex="ar" fo:country="BR" style:country-asian="BR" style:country-complex="SA" fo:font-style="normal" style:font-style-asian="normal" style:font-style-complex="normal" fo:text-shadow="none" style:text-underline-style="solid" style:text-underline-type="single" style:text-underline-width="auto" style:text-underline-color="font-color" fo:font-weight="bold" style:font-weight-asian="bold" style:font-weight-complex="bold" fo:background-color="transparent" style:text-emphasize="none"/>
    </style:style>
    <style:style style:name="PO_T4" style:family="text" style:parent-style-name="Standard">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Liberation Serif" style:font-name-asian="Times New Roman" style:font-name-complex="Liberation Serif" fo:letter-spacing="normal" fo:language="pt" style:language-asian="pt" style:language-complex="ar" fo:country="BR" style:country-asian="BR" style:country-complex="SA" fo:font-style="normal" style:font-style-asian="normal" style:font-style-complex="normal" fo:text-shadow="none" style:text-underline-style="none" fo:font-weight="bold" style:font-weight-asian="bold" style:font-weight-complex="bold" fo:background-color="transparent" style:text-emphasize="none"/>
    </style:style>
    <style:style style:name="PO_P8" style:family="paragraph" style:parent-style-name="Standard">
      <style:paragraph-properties text:number-lines="true" fo:widows="2" fo:orphans="2" fo:line-height="normal" fo:text-align="start" fo:keep-together="auto" fo:margin-left="0cm" fo:margin-right="0cm" fo:margin-top="0cm" fo:margin-bottom="0cm" fo:text-indent="0cm" fo:background-color="transparent" style:shadow="none" fo:keep-with-next="auto" style:text-autospace="ideograph-alpha" style:punctuation-wrap="hanging" style:line-break="strict" style:join-border="true"/>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Liberation Serif" style:font-name-asian="Times New Roman" style:font-name-complex="Liberation Serif" fo:letter-spacing="normal" fo:language="pt" style:language-asian="pt" style:language-complex="ar" fo:country="BR" style:country-asian="BR" style:country-complex="SA" fo:font-style="normal" style:font-style-asian="normal" style:font-style-complex="normal" fo:text-shadow="none" style:text-underline-style="none" fo:font-weight="bold" style:font-weight-asian="bold" style:font-weight-complex="bold" fo:background-color="transparent" style:text-emphasize="none"/>
    </style:style>
    <style:style style:name="PO_P9" style:family="paragraph" style:parent-style-name="Standard">
      <style:paragraph-properties text:number-lines="true" style:justify-single-word="false" fo:widows="2" fo:orphans="2" fo:line-height="normal" fo:text-align="justify" fo:keep-together="auto" fo:margin-left="0cm" fo:margin-right="0cm" fo:margin-top="0cm" fo:margin-bottom="0cm" fo:text-indent="0cm" fo:background-color="transparent" style:shadow="none" fo:keep-with-next="auto" style:text-autospace="ideograph-alpha" style:punctuation-wrap="hanging" style:line-break="strict" style:join-border="true"/>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Liberation Serif" style:font-name-asian="Times New Roman" style:font-name-complex="Liberation Serif" fo:letter-spacing="normal" fo:language="pt" style:language-asian="pt" style:language-complex="ar" fo:country="BR" style:country-asian="BR" style:country-complex="SA" fo:font-style="normal" style:font-style-asian="normal" style:font-style-complex="normal" fo:text-shadow="none" style:text-underline-style="none" fo:font-weight="bold" style:font-weight-asian="bold" style:font-weight-complex="bold" fo:background-color="transparent" style:text-emphasize="none"/>
    </style:style>
    <style:style style:name="PO_P10" style:family="paragraph" style:parent-style-name="Standard">
      <style:paragraph-properties text:number-lines="true" style:justify-single-word="false" fo:widows="2" fo:orphans="2" fo:line-height="normal" fo:text-align="justify" fo:keep-together="auto" fo:margin-left="0cm" fo:margin-right="0cm" fo:margin-top="0cm" fo:margin-bottom="0cm" fo:text-indent="0cm" fo:background-color="transparent" style:shadow="none" fo:keep-with-next="auto" style:text-autospace="ideograph-alpha" style:punctuation-wrap="hanging" style:line-break="strict" style:join-border="true"/>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Liberation Serif" style:font-name-asian="Times New Roman" style:font-name-complex="Liberation Serif" fo:letter-spacing="normal" fo:language="pt" style:language-asian="pt" style:language-complex="ar" fo:country="BR" style:country-asian="BR" style:country-complex="SA"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5" style:family="text" style:parent-style-name="Standard">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Liberation Serif" style:font-name-asian="Times New Roman" style:font-name-complex="Liberation Serif" fo:letter-spacing="normal" fo:language="pt" style:language-asian="pt" style:language-complex="ar" fo:country="BR" style:country-asian="BR" style:country-complex="SA" fo:font-style="normal" style:font-style-asian="normal" style:font-style-complex="normal" fo:text-shadow="none" style:text-underline-style="none" fo:font-weight="normal" style:font-weight-asian="normal" style:font-weight-complex="normal" fo:background-color="transparent" style:text-emphasize="none"/>
    </style:style>
    <style:style style:name="PO_P11" style:family="paragraph" style:parent-style-name="Standard">
      <style:paragraph-properties text:number-lines="true" style:justify-single-word="false" fo:widows="2" fo:orphans="2" fo:line-height="150%" fo:text-align="justify" fo:keep-together="auto" fo:margin-left="1.27cm" fo:margin-right="0cm" fo:margin-top="0cm" fo:margin-bottom="0cm" fo:text-indent="-0.635cm" fo:background-color="transparent" style:shadow="none" fo:keep-with-next="auto" style:text-autospace="ideograph-alpha" style:punctuation-wrap="hanging" style:line-break="strict" style:join-border="true"/>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Liberation Serif" style:font-name-asian="Times New Roman" style:font-name-complex="Liberation Serif" fo:letter-spacing="normal" fo:language="pt" style:language-asian="pt" style:language-complex="ar" fo:country="BR" style:country-asian="BR" style:country-complex="SA" fo:font-style="normal" style:font-style-asian="normal" style:font-style-complex="normal" fo:text-shadow="none" style:text-underline-style="none" fo:font-weight="normal" style:font-weight-asian="normal" style:font-weight-complex="normal" fo:background-color="transparent" style:text-emphasize="none"/>
    </style:style>
    <style:style style:name="PO_P12" style:family="paragraph" style:parent-style-name="Standard">
      <style:paragraph-properties text:number-lines="true" style:justify-single-word="false" fo:widows="2" fo:orphans="2" fo:line-height="150%" fo:text-align="justify" fo:keep-together="auto" fo:margin-left="1.905cm" fo:margin-right="0cm" fo:margin-top="0cm" fo:margin-bottom="0cm" fo:text-indent="-0.635cm" fo:background-color="transparent" style:shadow="none" fo:keep-with-next="auto" style:text-autospace="ideograph-alpha" style:punctuation-wrap="hanging" style:line-break="strict" style:join-border="true"/>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Liberation Serif" style:font-name-asian="Times New Roman" style:font-name-complex="Liberation Serif" fo:letter-spacing="normal" fo:language="pt" style:language-asian="pt" style:language-complex="ar" fo:country="BR" style:country-asian="BR" style:country-complex="SA" fo:font-style="normal" style:font-style-asian="normal" style:font-style-complex="normal" fo:text-shadow="none" style:text-underline-style="none" fo:font-weight="normal" style:font-weight-asian="normal" style:font-weight-complex="normal" fo:background-color="transparent" style:text-emphasize="none"/>
    </style:style>
    <style:style style:name="PO_P13" style:family="paragraph" style:parent-style-name="Standard">
      <style:paragraph-properties text:number-lines="true" style:justify-single-word="false" fo:widows="2" fo:orphans="2" fo:line-height="150%" fo:text-align="justify" fo:keep-together="auto" fo:margin-left="1.905cm" fo:margin-right="0cm" fo:margin-top="0cm" fo:margin-bottom="0cm" fo:text-indent="-0.635cm" fo:background-color="transparent" style:shadow="none" fo:keep-with-next="auto" style:text-autospace="ideograph-alpha" style:punctuation-wrap="hanging" style:line-break="strict" style:join-border="true"/>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Liberation Serif" style:font-name-asian="Times New Roman" style:font-name-complex="Liberation Serif" fo:letter-spacing="normal" fo:language="pt" style:language-asian="pt" style:language-complex="ar" fo:country="BR" style:country-asian="BR" style:country-complex="SA" fo:font-style="normal" style:font-style-asian="normal" style:font-style-complex="normal" fo:text-shadow="none" style:text-underline-style="none" fo:font-weight="bold" style:font-weight-asian="bold" style:font-weight-complex="bold" fo:background-color="transparent" style:text-emphasize="none"/>
    </style:style>
    <style:style style:name="PO_P14" style:family="paragraph" style:parent-style-name="Standard">
      <style:paragraph-properties text:number-lines="true" style:justify-single-word="false" fo:widows="2" fo:orphans="2" fo:line-height="150%" fo:text-align="justify" fo:keep-together="auto" fo:margin-left="1.905cm" fo:margin-right="0cm" fo:margin-top="0cm" fo:margin-bottom="0cm" fo:text-indent="-0.635cm" fo:background-color="transparent" style:shadow="none" fo:keep-with-next="auto" style:text-autospace="ideograph-alpha" style:punctuation-wrap="hanging" style:line-break="strict" style:join-border="true"/>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Times New Roman" style:font-name-asian="Times New Roman" style:font-name-complex="Times New Roman" fo:letter-spacing="normal" fo:language="pt" style:language-asian="pt" style:language-complex="ar" fo:country="BR" style:country-asian="BR" style:country-complex="SA" fo:font-style="normal" style:font-style-asian="normal" style:font-style-complex="normal" fo:text-shadow="none" style:text-underline-style="none" fo:font-weight="normal" style:font-weight-asian="normal" style:font-weight-complex="normal" fo:background-color="transparent" style:text-emphasize="none"/>
    </style:style>
    <style:style style:name="PO_P15" style:family="paragraph" style:parent-style-name="Standard">
      <style:paragraph-properties text:number-lines="true" style:justify-single-word="false" fo:widows="2" fo:orphans="2" fo:line-height="150%" fo:text-align="justify" fo:keep-together="auto" fo:margin-left="2.117cm" fo:margin-right="0cm" fo:margin-top="0cm" fo:margin-bottom="0cm" fo:text-indent="0.706cm" fo:background-color="transparent" style:shadow="none" fo:keep-with-next="auto" style:text-autospace="ideograph-alpha" style:punctuation-wrap="hanging" style:line-break="strict" style:join-border="true"/>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Liberation Serif" style:font-name-asian="Times New Roman" style:font-name-complex="Liberation Serif" fo:letter-spacing="normal" fo:language="pt" style:language-asian="pt" style:language-complex="ar" fo:country="BR" style:country-asian="BR" style:country-complex="SA" fo:font-style="normal" style:font-style-asian="normal" style:font-style-complex="normal" fo:text-shadow="none" style:text-underline-style="none" fo:font-weight="normal" style:font-weight-asian="normal" style:font-weight-complex="normal" fo:background-color="transparent" style:text-emphasize="none"/>
    </style:style>
    <style:style style:name="PO_P16" style:family="paragraph" style:parent-style-name="Standard">
      <style:paragraph-properties text:number-lines="true" style:justify-single-word="false" fo:widows="2" fo:orphans="2" fo:line-height="150%" fo:text-align="justify" fo:keep-together="auto" fo:margin-left="0cm" fo:margin-right="0cm" fo:margin-top="0cm" fo:margin-bottom="0cm" fo:text-indent="0cm" fo:background-color="transparent" style:shadow="none" fo:keep-with-next="auto" style:text-autospace="ideograph-alpha" style:punctuation-wrap="hanging" style:line-break="strict" style:join-border="true"/>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Liberation Serif" style:font-name-asian="Times New Roman" style:font-name-complex="Liberation Serif" fo:letter-spacing="normal" fo:language="pt" style:language-asian="pt" style:language-complex="ar" fo:country="BR" style:country-asian="BR" style:country-complex="SA" fo:font-style="normal" style:font-style-asian="normal" style:font-style-complex="normal" fo:text-shadow="none" style:text-underline-style="none" fo:font-weight="normal" style:font-weight-asian="normal" style:font-weight-complex="normal" fo:background-color="transparent" style:text-emphasize="none"/>
    </style:style>
    <style:style style:name="PO_P17" style:family="paragraph" style:parent-style-name="Standard">
      <style:paragraph-properties text:number-lines="true" style:justify-single-word="false" fo:widows="2" fo:orphans="2" fo:line-height="150%" fo:text-align="justify" fo:keep-together="auto" fo:margin-left="0cm" fo:margin-right="0cm" fo:margin-top="0cm" fo:margin-bottom="0cm" fo:text-indent="0cm" fo:background-color="transparent" style:shadow="none" fo:keep-with-next="auto" style:text-autospace="ideograph-alpha" style:punctuation-wrap="hanging" style:line-break="strict" style:join-border="true"/>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Liberation Serif" style:font-name-asian="Times New Roman" style:font-name-complex="Liberation Serif" fo:letter-spacing="normal" fo:language="pt" style:language-asian="pt" style:language-complex="ar" fo:country="BR" style:country-asian="BR" style:country-complex="SA" fo:font-style="normal" style:font-style-asian="normal" style:font-style-complex="normal" fo:text-shadow="none" style:text-underline-style="none" fo:font-weight="bold" style:font-weight-asian="bold" style:font-weight-complex="bold" fo:background-color="transparent" style:text-emphasize="none"/>
    </style:style>
    <style:style style:name="PO_P18" style:family="paragraph" style:parent-style-name="Standard">
      <style:paragraph-properties text:number-lines="true" style:justify-single-word="false" fo:widows="2" fo:orphans="2" fo:line-height="150%" fo:text-align="justify" fo:keep-together="auto" fo:margin-left="0cm" fo:margin-right="0cm" fo:margin-top="0cm" fo:margin-bottom="0cm" fo:text-indent="0cm" fo:background-color="transparent" style:shadow="none" fo:keep-with-next="auto" style:text-autospace="ideograph-alpha" style:punctuation-wrap="hanging" style:line-break="strict" style:join-border="true"/>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Times New Roman" style:font-name-asian="Times New Roman" style:font-name-complex="Times New Roman" fo:letter-spacing="normal" fo:language="pt" style:language-asian="pt" style:language-complex="ar" fo:country="BR" style:country-asian="BR" style:country-complex="SA" fo:font-style="normal" style:font-style-asian="normal" style:font-style-complex="normal" fo:text-shadow="none" style:text-underline-style="none" fo:font-weight="normal" style:font-weight-asian="normal" style:font-weight-complex="normal" fo:background-color="transparent" style:text-emphasize="none"/>
    </style:style>
    <style:style style:name="PO_P19" style:family="paragraph" style:parent-style-name="Standard">
      <style:paragraph-properties text:number-lines="true" style:justify-single-word="false" fo:widows="2" fo:orphans="2" fo:line-height="normal" fo:text-align="justify" fo:keep-together="auto" fo:margin-left="0cm" fo:margin-right="0cm" fo:margin-top="0cm" fo:margin-bottom="0cm" fo:text-indent="0cm" fo:background-color="transparent" style:shadow="none" fo:keep-with-next="auto" style:text-autospace="ideograph-alpha" style:punctuation-wrap="hanging" style:line-break="strict" style:join-border="true"/>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Times New Roman" style:font-name-asian="Times New Roman" style:font-name-complex="Times New Roman" fo:letter-spacing="normal" fo:language="pt" style:language-asian="pt" style:language-complex="ar" fo:country="BR" style:country-asian="BR" style:country-complex="SA" fo:font-style="normal" style:font-style-asian="normal" style:font-style-complex="normal" fo:text-shadow="none" style:text-underline-style="none" fo:font-weight="normal" style:font-weight-asian="normal" style:font-weight-complex="normal" fo:background-color="transparent" style:text-emphasize="none"/>
    </style:style>
  </office:automatic-styles>
  <office:body>
    <office:text>
      <text:p text:style-name="PO_P1"/>
      <text:p text:style-name="PO_P7"><text:span text:style-name="PO_T3">Lista Ponteiros – 001 – ere</text:span></text:p>
      <text:p text:style-name="PO_P7"/>
      <text:p text:style-name="PO_P8"><text:span text:style-name="PO_T4">ALUNO: Matheus de Moura Rosa<text:tab/><text:tab/><text:tab/>MATRÍCULA:202004768</text:span></text:p>
      <text:p text:style-name="PO_P9"/>
      <text:p text:style-name="PO_P10"/>
      <text:list text:style-name="PO_L1" text:continue-numbering="true" xml:id="140101c8">
        <text:list-item>
          <text:p text:style-name="PO_P11"><text:span text:style-name="PO_T5">O que é um ponteiro? E para que serve um ponteiro?</text:span></text:p>
        </text:list-item>
      </text:list>
      <text:p text:style-name="PO_P12"><text:span text:style-name="PO_T5">R: Ponteiros são variáveis que armazenam o endereço de memória de outras variáveis. Um ponteiro pode se tornar útil em por exemplo, na atualização de valores que são utilizados em várias partes do software,e então precisam ser atualizadas ao longa da vida útil do mesmo, assim, basta referenciar-se estes valores em uma função.</text:span></text:p>
      <text:list text:style-name="PO_L1" text:continue-numbering="true" xml:id="13fe0b40" text:continue-list="140101c8">
        <text:list-item>
          <text:p text:style-name="PO_P11"><text:span text:style-name="PO_T5">Quais das seguintes instruções são corretas para declarar um ponteiro?</text:span></text:p>
        </text:list-item>
      </text:list>
      <text:p text:style-name="PO_P12"><text:span text:style-name="PO_T5">a) int _ptr x;<text:tab/><text:tab/><text:tab/>b) int *ptr;</text:span></text:p>
      <text:p text:style-name="PO_P12"><text:span text:style-name="PO_T5">c) *int ptr;<text:tab/><text:tab/><text:tab/>d) *x;</text:span></text:p>
      <text:p text:style-name="PO_P12"><text:span text:style-name="PO_T5">R: <text:s/>O correto é a letra = (b)</text:span></text:p>
      <text:list text:style-name="PO_L1" text:continue-numbering="true" xml:id="13f511e8" text:continue-list="13fe0b40">
        <text:list-item>
          <text:p text:style-name="PO_P11"><text:span text:style-name="PO_T5">Qual é a maneira correta de referenciar ch, assumindo que o endereço de ch foi atribuído ao ponteiro indica?</text:span></text:p>
        </text:list-item>
      </text:list>
      <text:p text:style-name="PO_P12"><text:span text:style-name="PO_T5">a) *indica;<text:tab/><text:tab/><text:tab/>b) int *indica;</text:span></text:p>
      <text:p text:style-name="PO_P12"><text:span text:style-name="PO_T5">c) *indic;<text:tab/><text:tab/><text:tab/>d) ch</text:span></text:p>
      <text:p text:style-name="PO_P12"><text:span text:style-name="PO_T5">e) *ch;</text:span></text:p>
      <text:p text:style-name="PO_P12"><text:span text:style-name="PO_T5">R: O correto é a letra = (a)</text:span></text:p>
      <text:list text:style-name="PO_L1" text:continue-numbering="true" xml:id="13f805e8" text:continue-list="13f511e8">
        <text:list-item>
          <text:p text:style-name="PO_P11"><text:span text:style-name="PO_T5">Na expressão float *pont; o que é do tipo float?</text:span></text:p>
        </text:list-item>
      </text:list>
      <text:p text:style-name="PO_P12"><text:span text:style-name="PO_T5">a) a variável pont.<text:tab/><text:tab/><text:tab/>b) o endereço de pont.</text:span></text:p>
      <text:p text:style-name="PO_P12"><text:span text:style-name="PO_T5">c) a variável apontada por pont.<text:tab/>d) nenhuma das anteriores.</text:span></text:p>
      <text:p text:style-name="PO_P12"><text:span text:style-name="PO_T5">R: O correto é a letra = (c)</text:span></text:p>
      <text:list text:style-name="PO_L1" text:continue-numbering="true" xml:id="13f411a8" text:continue-list="13f805e8">
        <text:list-item>
          <text:p text:style-name="PO_P11"><text:span text:style-name="PO_T5">Assumindo que o endereço de num foi atribuído a um ponteiro pnum, quais das <text:s/>seguintes expressões são verdadeiras?</text:span></text:p>
        </text:list-item>
      </text:list>
      <text:p text:style-name="PO_P12"><text:span text:style-name="PO_T5">a) num == &amp;pnum<text:tab/><text:tab/>b) num == *pnum</text:span></text:p>
      <text:p text:style-name="PO_P12"><text:span text:style-name="PO_T5">c) pnum == *num<text:tab/><text:tab/>d) pnum == &amp;num</text:span></text:p>
      <text:p text:style-name="PO_P13"><text:span text:style-name="PO_T5">R: O correto é a letra = (d)</text:span></text:p>
      <text:list text:style-name="PO_L1" text:continue-numbering="true" xml:id="13fb04b0" text:continue-list="13f411a8">
        <text:list-item>
          <text:p text:style-name="PO_P11"><text:span text:style-name="PO_T5">Assumindo que queremos ler o valor de x, e o endereço de x foi atribuído a px, a instrução seguinte é correta? Por que?</text:span></text:p>
        </text:list-item>
      </text:list>
      <text:p text:style-name="PO_P12"><text:span text:style-name="PO_T5">scanf ( “%d”, *px );</text:span></text:p>
      <text:p text:style-name="PO_P12"><text:span text:style-name="PO_T5">R = Sim, porque usando *px está lendo o que está dentro do endereço de x, então o valor de x.</text:span></text:p>
      <text:list text:style-name="PO_L1" text:continue-numbering="true" xml:id="13f719f8" text:continue-list="13fb04b0">
        <text:list-item>
          <text:p text:style-name="PO_P11"><text:span text:style-name="PO_T5">Qual é a instrução que deve ser adicionada ao programa seguinte para que ele trabalhe corretamente?</text:span></text:p>
        </text:list-item>
      </text:list>
      <text:p text:style-name="PO_P14"><text:span text:style-name="PO_T5">int main ( ) {</text:span></text:p>
      <text:p text:style-name="PO_P15"><text:span text:style-name="PO_T5">int j, *pj;</text:span></text:p>
      <text:p text:style-name="PO_P15"><text:span text:style-name="PO_T5">*pj = 3;</text:span></text:p>
      <text:p text:style-name="PO_P12"><text:span text:style-name="PO_T5">}</text:span></text:p>
      <text:p text:style-name="PO_P14"><text:span text:style-name="PO_T5">int main ( ) {</text:span></text:p>
      <text:p text:style-name="PO_P15"><text:span text:style-name="PO_T5">int j = 3, *pj;</text:span></text:p>
      <text:p text:style-name="PO_P15"><text:span text:style-name="PO_T5">*pj = &amp;j;</text:span></text:p>
      <text:p text:style-name="PO_P12"><text:span text:style-name="PO_T5">}</text:span></text:p>
      <text:list text:style-name="PO_L1" text:continue-numbering="true" xml:id="13f51b50" text:continue-list="13f719f8">
        <text:list-item>
          <text:p text:style-name="PO_P11"><text:span text:style-name="PO_T5">Assumindo que o endereço da variável x foi atribuído a um ponteiro px, escreva uma expressão que não usa x e divida x por 5.</text:span></text:p>
        </text:list-item>
      </text:list>
      <text:p text:style-name="PO_P12"><text:span text:style-name="PO_T5">*px /= 5</text:span></text:p>
      <text:list text:style-name="PO_L1" text:continue-numbering="true" xml:id="13f32890" text:continue-list="13f51b50">
        <text:list-item>
          <text:p text:style-name="PO_P11"><text:span text:style-name="PO_T5">Qual o valor das seguintes expressões:</text:span></text:p>
        </text:list-item>
      </text:list>
      <text:p text:style-name="PO_P12"><text:span text:style-name="PO_T5">int i = 3, j = 5;</text:span></text:p>
      <text:p text:style-name="PO_P12"><text:span text:style-name="PO_T5">int *p = &amp;i, *q = &amp;j;</text:span></text:p>
      <text:p text:style-name="PO_P12"><text:span text:style-name="PO_T5">a) p == &amp;i R = 1 (verdadeidero)<text:tab/><text:tab/>b) *p - *q = -2</text:span></text:p>
      <text:p text:style-name="PO_P12"><text:span text:style-name="PO_T5">c) **&amp;p R = 3</text:span></text:p>
      <text:list text:style-name="PO_L1" text:continue-numbering="true" xml:id="13f80ed0" text:continue-list="13f32890">
        <text:list-item>
          <text:p text:style-name="PO_P11"><text:span text:style-name="PO_T5">Qual será a saída deste programa?</text:span></text:p>
        </text:list-item>
      </text:list>
      <text:p text:style-name="PO_P12"><text:span text:style-name="PO_T5">int main ( ) {</text:span></text:p>
      <text:p text:style-name="PO_P16"><text:span text:style-name="PO_T5">int i = 5, *p = &amp;i;</text:span></text:p>
      <text:p text:style-name="PO_P16"><text:span text:style-name="PO_T5">printf ( “%u %d %d %d %d \n”, p, *p+2, **&amp;p, 3**p, **&amp;p+4);</text:span></text:p>
      <text:p text:style-name="PO_P12"><text:span text:style-name="PO_T5">}</text:span></text:p>
      <text:p text:style-name="PO_P12"><text:span text:style-name="PO_T5">6487580 <text:s/>7 <text:s/>5 <text:s/>15 <text:s/>9</text:span></text:p>
      <text:list text:style-name="PO_L1" text:continue-numbering="true" xml:id="13fa0d20" text:continue-list="13f80ed0">
        <text:list-item>
          <text:p text:style-name="PO_P11"><text:span text:style-name="PO_T5">Se i e j são variáveis inteiras e p e q são ponteiros para inteiros, quais das seguintes expressões de atribuição são ilegais?</text:span></text:p>
        </text:list-item>
      </text:list>
      <text:p text:style-name="PO_P12"><text:span text:style-name="PO_T5">a) p = &amp;i;<text:tab/><text:tab/><text:tab/>b) *q = &amp;j;</text:span></text:p>
      <text:p text:style-name="PO_P12"><text:span text:style-name="PO_T5">c) p = &amp;*&amp;i;<text:tab/><text:tab/><text:tab/>d) i = (*&amp;)j;</text:span></text:p>
      <text:p text:style-name="PO_P12"><text:span text:style-name="PO_T5">e) i = *&amp;*&amp;j;<text:tab/><text:tab/>f) q = &amp;p;</text:span></text:p>
      <text:p text:style-name="PO_P12"><text:span text:style-name="PO_T5">g) i = (*p) ++ + *q;</text:span></text:p>
      <text:p text:style-name="PO_P16"><text:span text:style-name="PO_T5"><text:tab/>R : A d é ilegal.</text:span></text:p>
      <text:list text:style-name="PO_L1" text:continue-numbering="true" xml:id="13f815a0" text:continue-list="13fa0d20">
        <text:list-item>
          <text:p text:style-name="PO_P11"><text:span text:style-name="PO_T5">Seja a seguinte seqüência de instruções em um programa C:</text:span></text:p>
        </text:list-item>
      </text:list>
      <text:p text:style-name="PO_P12"><text:span text:style-name="PO_T5">int *pti;</text:span></text:p>
      <text:p text:style-name="PO_P12"><text:span text:style-name="PO_T5">int i = 10;</text:span></text:p>
      <text:p text:style-name="PO_P12"><text:span text:style-name="PO_T5">pti = &amp;i;</text:span></text:p>
      <text:p text:style-name="PO_P12"/>
      <text:p text:style-name="PO_P12"><text:span text:style-name="PO_T5">Qual afirmativa é falsa?</text:span></text:p>
      <text:p text:style-name="PO_P12"><text:span text:style-name="PO_T5">a) pti armazena o endereço de i </text:span></text:p>
      <text:p text:style-name="PO_P12"><text:span text:style-name="PO_T5">b) *pti é igual a 10</text:span></text:p>
      <text:p text:style-name="PO_P12"><text:span text:style-name="PO_T5">c) ao se executar *pti = 20; i passará a ter o valor 20</text:span></text:p>
      <text:p text:style-name="PO_P12"><text:span text:style-name="PO_T5">d) ao se alterar o valor de i, *pti será modificado</text:span></text:p>
      <text:p text:style-name="PO_P12"><text:span text:style-name="PO_T5">e) pti é igual a 10</text:span></text:p>
      <text:p text:style-name="PO_P12"><text:span text:style-name="PO_T5">A errada é a (e), pti é o endereço de memória.</text:span></text:p>
      <text:list text:style-name="PO_L1" text:continue-numbering="true" xml:id="13f25c88" text:continue-list="13f815a0">
        <text:list-item>
          <text:p text:style-name="PO_P11"><text:span text:style-name="PO_T5">Considerando as variáveis e ponteiros definidos abaixo; quais são as atribuições permitidas?</text:span></text:p>
        </text:list-item>
      </text:list>
      <text:p text:style-name="PO_P14"><text:span text:style-name="PO_T5">int x, *ptx, **pp;</text:span></text:p>
      <text:p text:style-name="PO_P12"><text:span text:style-name="PO_T5">float a, *pta, **pf;</text:span></text:p>
      <text:p text:style-name="PO_P12"><text:span text:style-name="PO_T5">a) x = 100;<text:tab/><text:tab/>e) pp = &amp;pta;<text:tab/><text:tab/>i) pp = &amp;x;</text:span></text:p>
      <text:p text:style-name="PO_P12"><text:span text:style-name="PO_T5">b) *pta = &amp;a;<text:tab/>f) **pf = 7.9;<text:tab/><text:tab/>j) pf = &amp;pta;</text:span></text:p>
      <text:p text:style-name="PO_P12"><text:span text:style-name="PO_T5">c) ptx = &amp;a;<text:tab/><text:tab/>g) *ptx = 20;</text:span></text:p>
      <text:p text:style-name="PO_P12"><text:span text:style-name="PO_T5">d) *pf = &amp;a;<text:tab/><text:tab/>h) ptx = &amp;x;</text:span></text:p>
      <text:p text:style-name="PO_P12"><text:span text:style-name="PO_T5">R = (a), (b), (g), (h), (i), (j).</text:span></text:p>
      <text:list text:style-name="PO_L1" text:continue-numbering="true" xml:id="14000e98" text:continue-list="13f25c88">
        <text:list-item>
          <text:p text:style-name="PO_P11"><text:span text:style-name="PO_T5">Considerando as variáveis e ponteiros definidos abaixo; quais são as atribuições permitidas?</text:span></text:p>
        </text:list-item>
      </text:list>
      <text:p text:style-name="PO_P12"><text:span text:style-name="PO_T5">int i, *pi, **ppi;</text:span></text:p>
      <text:p text:style-name="PO_P12"><text:span text:style-name="PO_T5">float f, *pf, **ppf;</text:span></text:p>
      <text:p text:style-name="PO_P12"><text:span text:style-name="PO_T5">a) i = f;<text:tab/><text:tab/>e) *pf = 10;<text:tab/><text:tab/>i) ppf = &amp;pf;</text:span></text:p>
      <text:p text:style-name="PO_P12"><text:span text:style-name="PO_T5">b) pf = &amp;i;<text:tab/><text:tab/>f) f = i;<text:tab/><text:tab/>j) **ppi = 100;</text:span></text:p>
      <text:p text:style-name="PO_P12"><text:span text:style-name="PO_T5">c) *pf = 5.9;<text:tab/><text:tab/>g) pi = &amp;f;</text:span></text:p>
      <text:p text:style-name="PO_P12"><text:span text:style-name="PO_T5">d) *ppi = &amp;pi;<text:tab/>h) *pi = 7.3;</text:span></text:p>
      <text:p text:style-name="PO_P12"><text:span text:style-name="PO_T5">R = <text:s/>(c), (d), (e), (f), (i).</text:span></text:p>
      <text:list text:style-name="PO_L1" text:continue-numbering="true" xml:id="14001200" text:continue-list="14000e98">
        <text:list-item>
          <text:p text:style-name="PO_P11"><text:span text:style-name="PO_T5">Dadas as declarações abaixo; qual é o valor dos itens:</text:span></text:p>
        </text:list-item>
      </text:list>
      <text:p text:style-name="PO_P12"><text:span text:style-name="PO_T5">int x = 10, *px = &amp;x, **ppx = &amp;x;</text:span></text:p>
      <text:p text:style-name="PO_P12"><text:span text:style-name="PO_T5">float y = 5.9, *py = &amp;y, **ppy = &amp;py;</text:span></text:p>
      <text:p text:style-name="PO_P12"><text:span text:style-name="PO_T5">a) x =<text:tab/>10.<text:tab/><text:tab/><text:tab/>g) *ppx = 10<text:tab/><text:tab/><text:s/>m) &amp;ppy = endereço de y.</text:span></text:p>
      <text:p text:style-name="PO_P12"><text:span text:style-name="PO_T5">b) *py = 5.9<text:tab/><text:tab/><text:tab/>h) py = 5.9<text:tab/><text:tab/><text:tab/><text:s/>n) *&amp;px = endereço de x</text:span></text:p>
      <text:p text:style-name="PO_P12"><text:span text:style-name="PO_T5">c) px = &amp;x<text:tab/><text:tab/><text:tab/>i) &amp;x = endereço de x <text:s text:c="7"/>o) **ppx++ = 10++</text:span></text:p>
      <text:p text:style-name="PO_P12"><text:span text:style-name="PO_T5">d) &amp;y = endereço de y<text:tab/>j) py++ =endereço de y++ p) px++ = endereço de x++</text:span></text:p>
      <text:p text:style-name="PO_P12"><text:span text:style-name="PO_T5">e) *px = 10<text:tab/><text:tab/><text:tab/>k) *px-- = 10--<text:tab/><text:tab/><text:s/>q) &amp;ppx =endereço de x</text:span></text:p>
      <text:p text:style-name="PO_P12"><text:span text:style-name="PO_T5">f) y =<text:tab/>5.9<text:tab/><text:tab/><text:tab/>l) **ppy = 5.9</text:span></text:p>
      <text:p text:style-name="PO_P16"/>
      <text:p text:style-name="PO_P17"><text:span text:style-name="PO_T4">INSTRUÇÕES:</text:span></text:p>
      <text:p text:style-name="PO_P18"><text:span text:style-name="PO_T5">1. Simular a execução destes códigos constantes deste arquivo.</text:span></text:p>
      <text:p text:style-name="PO_P18"><text:span text:style-name="PO_T5">2. A partir dos resultados obtidos nas simulações, responder a estas questões e submeter este arquivo.</text:span></text:p>
      <text:p text:style-name="PO_P19"><text:span text:style-name="PO_T5">3. Entregar pela plataforma Turing até o dia 25/09/2020, às 23h59min.</text:span></text:p>
    </office:text>
  </office:body>
</office:document-content>
</file>

<file path=styles.xml><?xml version="1.0" encoding="utf-8"?>
<office:document-styles xmlns:anim="urn:oasis:names:tc:opendocument:xmlns:animation:1.0"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nifest="urn:oasis:names:tc:opendocument:xmlns:manifes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font-face-decls>
    <style:font-face style:name="Segoe UI" svg:font-family="'Segoe UI'"/>
    <style:font-face style:name="Wingdings" svg:font-family="Wingdings"/>
    <style:font-face style:name="Times New Roman" svg:font-family="'Times New Roman'"/>
    <style:font-face style:name="Liberation Sans" svg:font-family="'Liberation Sans'"/>
    <style:font-face style:name="Noto Sans CJK SC" svg:font-family="'Noto Sans CJK SC'"/>
    <style:font-face style:name="Arial" svg:font-family="Arial"/>
    <style:font-face style:name="Liberation Serif" svg:font-family="'Liberation Serif'"/>
    <style:font-face style:name="맑은 고딕" svg:font-family="'맑은 고딕'"/>
  </office:font-face-decls>
  <office:styles>
    <style:default-style style:family="chart"/>
    <style:default-style style:family="drawing-page"/>
    <style:default-style style:family="graphic"/>
    <style:default-style style:family="paragraph">
      <style:paragraph-properties style:tab-stop-distance="1.249cm"/>
    </style:default-style>
    <style:default-style style:family="presentation"/>
    <style:default-style style:family="ruby"/>
    <style:default-style style:family="table"/>
    <style:default-style style:family="table-cell"/>
    <style:default-style style:family="table-column"/>
    <style:default-style style:family="table-row"/>
    <style:default-style style:family="text"/>
    <style:style style:name="Standard" style:family="paragraph" style:class="text"/>
    <style:style style:name="PO_T6" style:family="text" style:parent-style-name="Standard">
      <style:text-properties fo:font-size="10pt" fo:color="#000000" style:font-size-asian="10pt" style:font-size-complex="10pt" style:use-window-font-color="true" style:text-outline="false" style:letter-kerning="false" style:text-scale="100%" fo:font-variant="normal" fo:text-transform="none" style:text-line-through-type="none" style:text-line-through-style="none" style:text-position="0% 100%" style:font-name="Segoe UI" style:font-name-asian="Segoe UI" style:font-name-complex="Segoe UI" fo:letter-spacing="normal" style:language-asian="ko" style:country-asian="KR" fo:font-style="normal" style:font-style-asian="normal" style:font-style-complex="normal" fo:text-shadow="none" style:text-underline-style="none" fo:font-weight="normal" style:font-weight-asian="normal" style:font-weight-complex="normal" fo:background-color="transparent" style:text-emphasize="none"/>
    </style:style>
    <text:list-style style:name="PO_L1">
      <text:list-level-style-number text:level="1" text:style-name="PO_T6" style:num-suffix="." style:num-format="1">
        <style:list-level-properties fo:text-align="left" text:list-level-position-and-space-mode="label-alignment">
          <style:list-level-label-alignment text:label-followed-by="listtab" fo:margin-left="1.27cm" fo:text-indent="-0.635cm" text:list-tab-stop-position="1.27cm"/>
        </style:list-level-properties>
      </text:list-level-style-number>
      <text:list-level-style-number text:level="2" text:style-name="PO_T6" style:num-suffix="." style:num-format="1">
        <style:list-level-properties fo:text-align="left" text:list-level-position-and-space-mode="label-alignment">
          <style:list-level-label-alignment text:label-followed-by="listtab" fo:margin-left="1.905cm" fo:text-indent="-0.635cm" text:list-tab-stop-position="1.905cm"/>
        </style:list-level-properties>
      </text:list-level-style-number>
      <text:list-level-style-number text:level="3" text:style-name="PO_T6" style:num-suffix="." style:num-format="1">
        <style:list-level-properties fo:text-align="left" text:list-level-position-and-space-mode="label-alignment">
          <style:list-level-label-alignment text:label-followed-by="listtab" fo:margin-left="2.54cm" fo:text-indent="-0.635cm" text:list-tab-stop-position="2.54cm"/>
        </style:list-level-properties>
      </text:list-level-style-number>
      <text:list-level-style-number text:level="4" text:style-name="PO_T6" style:num-suffix="." style:num-format="1">
        <style:list-level-properties fo:text-align="left" text:list-level-position-and-space-mode="label-alignment">
          <style:list-level-label-alignment text:label-followed-by="listtab" fo:margin-left="3.175cm" fo:text-indent="-0.635cm" text:list-tab-stop-position="3.175cm"/>
        </style:list-level-properties>
      </text:list-level-style-number>
      <text:list-level-style-number text:level="5" text:style-name="PO_T6" style:num-suffix="." style:num-format="1">
        <style:list-level-properties fo:text-align="left" text:list-level-position-and-space-mode="label-alignment">
          <style:list-level-label-alignment text:label-followed-by="listtab" fo:margin-left="3.81cm" fo:text-indent="-0.635cm" text:list-tab-stop-position="3.81cm"/>
        </style:list-level-properties>
      </text:list-level-style-number>
      <text:list-level-style-number text:level="6" text:style-name="PO_T6" style:num-suffix="." style:num-format="1">
        <style:list-level-properties fo:text-align="left" text:list-level-position-and-space-mode="label-alignment">
          <style:list-level-label-alignment text:label-followed-by="listtab" fo:margin-left="4.445cm" fo:text-indent="-0.635cm" text:list-tab-stop-position="4.445cm"/>
        </style:list-level-properties>
      </text:list-level-style-number>
      <text:list-level-style-number text:level="7" text:style-name="PO_T6" style:num-suffix="." style:num-format="1">
        <style:list-level-properties fo:text-align="left" text:list-level-position-and-space-mode="label-alignment">
          <style:list-level-label-alignment text:label-followed-by="listtab" fo:margin-left="5.08cm" fo:text-indent="-0.635cm" text:list-tab-stop-position="5.08cm"/>
        </style:list-level-properties>
      </text:list-level-style-number>
      <text:list-level-style-number text:level="8" text:style-name="PO_T6" style:num-suffix="." style:num-format="1">
        <style:list-level-properties fo:text-align="left" text:list-level-position-and-space-mode="label-alignment">
          <style:list-level-label-alignment text:label-followed-by="listtab" fo:margin-left="5.715cm" fo:text-indent="-0.635cm" text:list-tab-stop-position="5.715cm"/>
        </style:list-level-properties>
      </text:list-level-style-number>
      <text:list-level-style-number text:level="9" text:style-name="PO_T6" style:num-suffix="." style:num-format="1">
        <style:list-level-properties fo:text-align="left" text:list-level-position-and-space-mode="label-alignment">
          <style:list-level-label-alignment text:label-followed-by="listtab" fo:margin-left="6.35cm" fo:text-indent="-0.635cm" text:list-tab-stop-position="6.35cm"/>
        </style:list-level-properties>
      </text:list-level-style-number>
    </text:list-style>
    <style:style style:name="Heading_20_1" style:family="paragraph" style:parent-style-name="Heading" style:display-name="Heading 1">
      <style:paragraph-properties fo:margin-left="0cm" fo:margin-right="0cm" fo:margin-top="0.422cm" fo:margin-bottom="0.106cm"/>
      <style:text-properties fo:font-size="16pt" fo:color="#000000" style:font-size-asian="16pt" style:font-size-complex="16pt" style:use-window-font-color="true" style:text-outline="false" style:letter-kerning="true" style:text-scale="100%" fo:font-variant="normal" fo:text-transform="none" style:text-line-through-type="none" style:text-line-through-style="none" style:text-position="0% 100%" style:font-name="Arial" style:font-name-asian="Times New Roman" style:font-name-complex="Arial" fo:letter-spacing="normal" fo:language="pt" style:language-asian="pt" style:language-complex="ar" fo:country="BR" style:country-asian="BR" style:country-complex="SA" fo:font-style="normal" style:font-style-asian="normal" style:font-style-complex="normal" fo:text-shadow="none" style:text-underline-style="none" fo:font-weight="bold" style:font-weight-asian="bold" style:font-weight-complex="bold" fo:background-color="transparent" style:text-emphasize="none"/>
    </style:style>
    <style:style style:name="Heading_20_2" style:family="paragraph" style:parent-style-name="Heading" style:display-name="Heading 2">
      <style:paragraph-properties fo:margin-left="0cm" fo:margin-right="0cm" fo:margin-top="0.847cm" fo:margin-bottom="0.847cm"/>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Times New Roman" style:font-name-asian="Times New Roman" style:font-name-complex="Times New Roman" fo:letter-spacing="normal" fo:language="pt" style:language-asian="pt" style:language-complex="ar" fo:country="BR" style:country-asian="BR" style:country-complex="SA" fo:font-style="normal" style:font-style-asian="normal" style:font-style-complex="normal" fo:text-shadow="none" style:text-underline-style="none" fo:font-weight="bold" style:font-weight-asian="bold" style:font-weight-complex="bold" fo:background-color="transparent" style:text-emphasize="none"/>
    </style:style>
    <style:style style:name="Heading_20_3" style:family="paragraph" style:parent-style-name="Heading" style:display-name="Heading 3">
      <style:paragraph-properties fo:margin-left="1.764cm" fo:margin-right="0cm" fo:margin-top="0cm" fo:margin-bottom="0.279cm"/>
      <style:text-properties fo:font-size="10pt" fo:color="#000000" style:font-size-asian="10pt" style:font-size-complex="10pt" style:use-window-font-color="true" style:text-outline="false" style:letter-kerning="false" style:text-scale="100%" fo:font-variant="normal" fo:text-transform="none" style:text-line-through-type="none" style:text-line-through-style="none" style:text-position="0% 100%" style:font-name="Times New Roman" style:font-name-asian="Times New Roman" style:font-name-complex="Times New Roman" fo:letter-spacing="normal" fo:language="pt" style:language-asian="ko" style:language-complex="ar" fo:country="BR" style:country-asian="KR" style:country-complex="SA" fo:font-style="normal" style:font-style-asian="normal" style:font-style-complex="normal" fo:text-shadow="none" style:text-underline-style="none" fo:font-weight="normal" style:font-weight-asian="normal" style:font-weight-complex="normal" fo:background-color="transparent" style:text-emphasize="none"/>
    </style:style>
    <style:style style:name="Heading_20_4" style:family="paragraph" style:parent-style-name="Heading" style:display-name="Heading 4">
      <style:paragraph-properties fo:margin-left="2.117cm" fo:margin-right="0cm" fo:margin-top="0cm" fo:margin-bottom="0.279cm"/>
      <style:text-properties fo:font-size="10pt" fo:color="#000000" style:font-size-asian="10pt" style:font-size-complex="10pt" style:use-window-font-color="true" style:text-outline="false" style:letter-kerning="false" style:text-scale="100%" fo:font-variant="normal" fo:text-transform="none" style:text-line-through-type="none" style:text-line-through-style="none" style:text-position="0% 100%" style:font-name="Times New Roman" style:font-name-asian="Times New Roman" style:font-name-complex="Times New Roman" fo:letter-spacing="normal" fo:language="pt" style:language-asian="ko" style:language-complex="ar" fo:country="BR" style:country-asian="KR" style:country-complex="SA" fo:font-style="normal" style:font-style-asian="normal" style:font-style-complex="normal" fo:text-shadow="none" style:text-underline-style="none" fo:font-weight="bold" style:font-weight-asian="bold" style:font-weight-complex="bold" fo:background-color="transparent" style:text-emphasize="none"/>
    </style:style>
    <style:style style:name="Heading_20_5" style:family="paragraph" style:parent-style-name="Heading" style:display-name="Heading 5">
      <style:paragraph-properties fo:margin-left="2.468cm" fo:margin-right="0cm" fo:margin-top="0cm" fo:margin-bottom="0.279cm"/>
      <style:text-properties fo:font-size="10pt" fo:color="#000000" style:font-size-asian="10pt" style:font-size-complex="10pt" style:use-window-font-color="true" style:text-outline="false" style:letter-kerning="false" style:text-scale="100%" fo:font-variant="normal" fo:text-transform="none" style:text-line-through-type="none" style:text-line-through-style="none" style:text-position="0% 100%" style:font-name="Times New Roman" style:font-name-asian="Times New Roman" style:font-name-complex="Times New Roman" fo:letter-spacing="normal" fo:language="pt" style:language-asian="ko" style:language-complex="ar" fo:country="BR" style:country-asian="KR" style:country-complex="SA" fo:font-style="normal" style:font-style-asian="normal" style:font-style-complex="normal" fo:text-shadow="none" style:text-underline-style="none" fo:font-weight="normal" style:font-weight-asian="normal" style:font-weight-complex="normal" fo:background-color="transparent" style:text-emphasize="none"/>
    </style:style>
    <style:style style:name="Heading_20_6" style:family="paragraph" style:parent-style-name="Heading" style:display-name="Heading 6">
      <style:paragraph-properties fo:margin-left="2.819cm" fo:margin-right="0cm" fo:margin-top="0cm" fo:margin-bottom="0.279cm"/>
      <style:text-properties fo:font-size="10pt" fo:color="#000000" style:font-size-asian="10pt" style:font-size-complex="10pt" style:use-window-font-color="true" style:text-outline="false" style:letter-kerning="false" style:text-scale="100%" fo:font-variant="normal" fo:text-transform="none" style:text-line-through-type="none" style:text-line-through-style="none" style:text-position="0% 100%" style:font-name="Times New Roman" style:font-name-asian="Times New Roman" style:font-name-complex="Times New Roman" fo:letter-spacing="normal" fo:language="pt" style:language-asian="ko" style:language-complex="ar" fo:country="BR" style:country-asian="KR" style:country-complex="SA" fo:font-style="normal" style:font-style-asian="normal" style:font-style-complex="normal" fo:text-shadow="none" style:text-underline-style="none" fo:font-weight="bold" style:font-weight-asian="bold" style:font-weight-complex="bold" fo:background-color="transparent" style:text-emphasize="none"/>
    </style:style>
    <style:style style:name="Heading_20_7" style:family="paragraph" style:parent-style-name="Heading" style:display-name="Heading 7">
      <style:paragraph-properties fo:margin-left="3.175cm" fo:margin-right="0cm" fo:margin-top="0cm" fo:margin-bottom="0.279cm"/>
      <style:text-properties fo:font-size="10pt" fo:color="#000000" style:font-size-asian="10pt" style:font-size-complex="10pt" style:use-window-font-color="true" style:text-outline="false" style:letter-kerning="false" style:text-scale="100%" fo:font-variant="normal" fo:text-transform="none" style:text-line-through-type="none" style:text-line-through-style="none" style:text-position="0% 100%" style:font-name="Times New Roman" style:font-name-asian="Times New Roman" style:font-name-complex="Times New Roman" fo:letter-spacing="normal" fo:language="pt" style:language-asian="ko" style:language-complex="ar" fo:country="BR" style:country-asian="KR" style:country-complex="SA" fo:font-style="normal" style:font-style-asian="normal" style:font-style-complex="normal" fo:text-shadow="none" style:text-underline-style="none" fo:font-weight="normal" style:font-weight-asian="normal" style:font-weight-complex="normal" fo:background-color="transparent" style:text-emphasize="none"/>
    </style:style>
    <style:style style:name="Heading_20_8" style:family="paragraph" style:parent-style-name="Heading" style:display-name="Heading 8">
      <style:paragraph-properties fo:margin-left="3.528cm" fo:margin-right="0cm" fo:margin-top="0cm" fo:margin-bottom="0.279cm"/>
      <style:text-properties fo:font-size="10pt" fo:color="#000000" style:font-size-asian="10pt" style:font-size-complex="10pt" style:use-window-font-color="true" style:text-outline="false" style:letter-kerning="false" style:text-scale="100%" fo:font-variant="normal" fo:text-transform="none" style:text-line-through-type="none" style:text-line-through-style="none" style:text-position="0% 100%" style:font-name="Times New Roman" style:font-name-asian="Times New Roman" style:font-name-complex="Times New Roman" fo:letter-spacing="normal" fo:language="pt" style:language-asian="ko" style:language-complex="ar" fo:country="BR" style:country-asian="KR" style:country-complex="SA" fo:font-style="normal" style:font-style-asian="normal" style:font-style-complex="normal" fo:text-shadow="none" style:text-underline-style="none" fo:font-weight="normal" style:font-weight-asian="normal" style:font-weight-complex="normal" fo:background-color="transparent" style:text-emphasize="none"/>
    </style:style>
    <style:style style:name="Heading_20_9" style:family="paragraph" style:parent-style-name="Heading" style:display-name="Heading 9">
      <style:paragraph-properties fo:margin-left="3.881cm" fo:margin-right="0cm" fo:margin-top="0cm" fo:margin-bottom="0.279cm"/>
      <style:text-properties fo:font-size="10pt" fo:color="#000000" style:font-size-asian="10pt" style:font-size-complex="10pt" style:use-window-font-color="true" style:text-outline="false" style:letter-kerning="false" style:text-scale="100%" fo:font-variant="normal" fo:text-transform="none" style:text-line-through-type="none" style:text-line-through-style="none" style:text-position="0% 100%" style:font-name="Times New Roman" style:font-name-asian="Times New Roman" style:font-name-complex="Times New Roman" fo:letter-spacing="normal" fo:language="pt" style:language-asian="ko" style:language-complex="ar" fo:country="BR" style:country-asian="KR" style:country-complex="SA" fo:font-style="normal" style:font-style-asian="normal" style:font-style-complex="normal" fo:text-shadow="none" style:text-underline-style="none" fo:font-weight="normal" style:font-weight-asian="normal" style:font-weight-complex="normal" fo:background-color="transparent" style:text-emphasize="none"/>
    </style:style>
    <style:style style:name="Contents_20_1" style:family="paragraph" style:parent-style-name="Index" style:display-name="Contents 1">
      <style:paragraph-properties fo:margin-left="0cm" fo:margin-right="0cm" fo:margin-top="0.635cm" fo:margin-bottom="0.635cm"/>
      <style:text-properties fo:font-size="12pt" fo:color="#000000" style:font-size-asian="12pt" style:font-size-complex="12pt" style:use-window-font-color="true" style:text-outline="false" style:letter-kerning="false" style:text-scale="100%" fo:text-transform="uppercase" style:text-line-through-type="none" style:text-line-through-style="none" style:text-position="0% 100%" style:font-name="Times New Roman" style:font-name-asian="Times New Roman" style:font-name-complex="Times New Roman" fo:letter-spacing="normal" fo:language="pt" style:language-asian="pt" style:language-complex="ar" fo:country="BR" style:country-asian="BR" style:country-complex="SA" fo:font-style="normal" style:font-style-asian="normal" style:font-style-complex="normal" fo:text-shadow="none" style:text-underline-style="none" fo:font-weight="bold" style:font-weight-asian="bold" style:font-weight-complex="bold" fo:background-color="transparent" style:text-emphasize="none"/>
    </style:style>
    <style:style style:name="Contents_20_2" style:family="paragraph" style:parent-style-name="Index" style:display-name="Contents 2">
      <style:paragraph-properties fo:margin-left="0.6cm" fo:margin-right="0cm" fo:margin-top="0cm" fo:margin-bottom="0cm"/>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Times New Roman" style:font-name-asian="Times New Roman" style:font-name-complex="Times New Roman" fo:letter-spacing="normal" fo:language="pt" style:language-asian="pt" style:language-complex="ar" fo:country="BR" style:country-asian="BR" style:country-complex="SA" fo:font-style="normal" style:font-style-asian="normal" style:font-style-complex="normal" fo:text-shadow="none" style:text-underline-style="none" fo:font-weight="normal" style:font-weight-asian="normal" style:font-weight-complex="normal" fo:background-color="transparent" style:text-emphasize="none"/>
    </style:style>
    <style:style style:name="Contents_20_3" style:family="paragraph" style:parent-style-name="Index" style:display-name="Contents 3">
      <style:paragraph-properties fo:margin-left="1.498cm" fo:margin-right="0cm" fo:margin-top="0cm" fo:margin-bottom="0cm"/>
      <style:text-properties fo:font-size="10pt" fo:color="#000000" style:font-size-asian="10pt" style:font-size-complex="10pt" style:use-window-font-color="true" style:text-outline="false" style:letter-kerning="false" style:text-scale="100%" fo:font-variant="normal" fo:text-transform="none" style:text-line-through-type="none" style:text-line-through-style="none" style:text-position="0% 100%" style:font-name="Times New Roman" style:font-name-asian="Times New Roman" style:font-name-complex="Times New Roman" fo:letter-spacing="normal" style:language-asian="ko" style:country-asian="KR" fo:font-style="normal" style:font-style-asian="normal" style:font-style-complex="normal" fo:text-shadow="none" style:text-underline-style="none" fo:font-weight="normal" style:font-weight-asian="normal" style:font-weight-complex="normal" fo:background-color="transparent" style:text-emphasize="none"/>
    </style:style>
    <style:style style:name="Contents_20_4" style:family="paragraph" style:parent-style-name="Index" style:display-name="Contents 4">
      <style:paragraph-properties fo:margin-left="2.249cm" fo:margin-right="0cm" fo:margin-top="0cm" fo:margin-bottom="0cm"/>
      <style:text-properties fo:font-size="10pt" fo:color="#000000" style:font-size-asian="10pt" style:font-size-complex="10pt" style:use-window-font-color="true" style:text-outline="false" style:letter-kerning="false" style:text-scale="100%" fo:font-variant="normal" fo:text-transform="none" style:text-line-through-type="none" style:text-line-through-style="none" style:text-position="0% 100%" style:font-name="Times New Roman" style:font-name-asian="Times New Roman" style:font-name-complex="Times New Roman" fo:letter-spacing="normal" style:language-asian="ko" style:country-asian="KR" fo:font-style="normal" style:font-style-asian="normal" style:font-style-complex="normal" fo:text-shadow="none" style:text-underline-style="none" fo:font-weight="normal" style:font-weight-asian="normal" style:font-weight-complex="normal" fo:background-color="transparent" style:text-emphasize="none"/>
    </style:style>
    <style:style style:name="Contents_20_5" style:family="paragraph" style:parent-style-name="Index" style:display-name="Contents 5">
      <style:paragraph-properties fo:margin-left="2.999cm" fo:margin-right="0cm" fo:margin-top="0cm" fo:margin-bottom="0cm"/>
      <style:text-properties fo:font-size="10pt" fo:color="#000000" style:font-size-asian="10pt" style:font-size-complex="10pt" style:use-window-font-color="true" style:text-outline="false" style:letter-kerning="false" style:text-scale="100%" fo:font-variant="normal" fo:text-transform="none" style:text-line-through-type="none" style:text-line-through-style="none" style:text-position="0% 100%" style:font-name="Times New Roman" style:font-name-asian="Times New Roman" style:font-name-complex="Times New Roman" fo:letter-spacing="normal" style:language-asian="ko" style:country-asian="KR" fo:font-style="normal" style:font-style-asian="normal" style:font-style-complex="normal" fo:text-shadow="none" style:text-underline-style="none" fo:font-weight="normal" style:font-weight-asian="normal" style:font-weight-complex="normal" fo:background-color="transparent" style:text-emphasize="none"/>
    </style:style>
    <style:style style:name="Contents_20_6" style:family="paragraph" style:parent-style-name="Index" style:display-name="Contents 6">
      <style:paragraph-properties fo:margin-left="3.747cm" fo:margin-right="0cm" fo:margin-top="0cm" fo:margin-bottom="0cm"/>
      <style:text-properties fo:font-size="10pt" fo:color="#000000" style:font-size-asian="10pt" style:font-size-complex="10pt" style:use-window-font-color="true" style:text-outline="false" style:letter-kerning="false" style:text-scale="100%" fo:font-variant="normal" fo:text-transform="none" style:text-line-through-type="none" style:text-line-through-style="none" style:text-position="0% 100%" style:font-name="Times New Roman" style:font-name-asian="Times New Roman" style:font-name-complex="Times New Roman" fo:letter-spacing="normal" style:language-asian="ko" style:country-asian="KR" fo:font-style="normal" style:font-style-asian="normal" style:font-style-complex="normal" fo:text-shadow="none" style:text-underline-style="none" fo:font-weight="normal" style:font-weight-asian="normal" style:font-weight-complex="normal" fo:background-color="transparent" style:text-emphasize="none"/>
    </style:style>
    <style:style style:name="Contents_20_7" style:family="paragraph" style:parent-style-name="Index" style:display-name="Contents 7">
      <style:paragraph-properties fo:margin-left="4.498cm" fo:margin-right="0cm" fo:margin-top="0cm" fo:margin-bottom="0cm"/>
      <style:text-properties fo:font-size="10pt" fo:color="#000000" style:font-size-asian="10pt" style:font-size-complex="10pt" style:use-window-font-color="true" style:text-outline="false" style:letter-kerning="false" style:text-scale="100%" fo:font-variant="normal" fo:text-transform="none" style:text-line-through-type="none" style:text-line-through-style="none" style:text-position="0% 100%" style:font-name="Times New Roman" style:font-name-asian="Times New Roman" style:font-name-complex="Times New Roman" fo:letter-spacing="normal" style:language-asian="ko" style:country-asian="KR" fo:font-style="normal" style:font-style-asian="normal" style:font-style-complex="normal" fo:text-shadow="none" style:text-underline-style="none" fo:font-weight="normal" style:font-weight-asian="normal" style:font-weight-complex="normal" fo:background-color="transparent" style:text-emphasize="none"/>
    </style:style>
    <style:style style:name="Contents_20_8" style:family="paragraph" style:parent-style-name="Index" style:display-name="Contents 8">
      <style:paragraph-properties fo:margin-left="5.248cm" fo:margin-right="0cm" fo:margin-top="0cm" fo:margin-bottom="0cm"/>
      <style:text-properties fo:font-size="10pt" fo:color="#000000" style:font-size-asian="10pt" style:font-size-complex="10pt" style:use-window-font-color="true" style:text-outline="false" style:letter-kerning="false" style:text-scale="100%" fo:font-variant="normal" fo:text-transform="none" style:text-line-through-type="none" style:text-line-through-style="none" style:text-position="0% 100%" style:font-name="Times New Roman" style:font-name-asian="Times New Roman" style:font-name-complex="Times New Roman" fo:letter-spacing="normal" style:language-asian="ko" style:country-asian="KR" fo:font-style="normal" style:font-style-asian="normal" style:font-style-complex="normal" fo:text-shadow="none" style:text-underline-style="none" fo:font-weight="normal" style:font-weight-asian="normal" style:font-weight-complex="normal" fo:background-color="transparent" style:text-emphasize="none"/>
    </style:style>
    <style:style style:name="Contents_20_9" style:family="paragraph" style:parent-style-name="Index" style:display-name="Contents 9">
      <style:paragraph-properties fo:margin-left="5.994cm" fo:margin-right="0cm" fo:margin-top="0cm" fo:margin-bottom="0cm"/>
      <style:text-properties fo:font-size="10pt" fo:color="#000000" style:font-size-asian="10pt" style:font-size-complex="10pt" style:use-window-font-color="true" style:text-outline="false" style:letter-kerning="false" style:text-scale="100%" fo:font-variant="normal" fo:text-transform="none" style:text-line-through-type="none" style:text-line-through-style="none" style:text-position="0% 100%" style:font-name="Times New Roman" style:font-name-asian="Times New Roman" style:font-name-complex="Times New Roman" fo:letter-spacing="normal" style:language-asian="ko" style:country-asian="KR" fo:font-style="normal" style:font-style-asian="normal" style:font-style-complex="normal" fo:text-shadow="none" style:text-underline-style="none" fo:font-weight="normal" style:font-weight-asian="normal" style:font-weight-complex="normal" fo:background-color="transparent" style:text-emphasize="none"/>
    </style:style>
    <style:style style:name="Heading" style:family="paragraph" style:parent-style-name="Standard">
      <style:paragraph-properties fo:margin-left="0cm" fo:margin-right="0cm" fo:margin-top="0.422cm" fo:margin-bottom="0.212cm"/>
      <style:text-properties fo:font-size="14pt" fo:color="#000000" style:font-size-asian="14pt" style:font-size-complex="14pt" style:use-window-font-color="true" style:text-outline="false" style:letter-kerning="false" style:text-scale="100%" fo:font-variant="normal" fo:text-transform="none" style:text-line-through-type="none" style:text-line-through-style="none" style:text-position="0% 100%" style:font-name="Liberation Sans" style:font-name-asian="Noto Sans CJK SC" style:font-name-complex="Liberation Sans" fo:letter-spacing="normal" fo:language="pt" style:language-asian="pt" style:language-complex="ar" fo:country="BR" style:country-asian="BR" style:country-complex="SA" fo:font-style="normal" style:font-style-asian="normal" style:font-style-complex="normal" fo:text-shadow="none" style:text-underline-style="none" fo:font-weight="normal" style:font-weight-asian="normal" style:font-weight-complex="normal" fo:background-color="transparent" style:text-emphasize="none"/>
    </style:style>
    <text:notes-configuration text:note-class="footnote" style:num-format="1" text:start-value="0" text:start-numbering-at="document"/>
    <text:notes-configuration text:note-class="endnote" style:num-format="1" text:start-value="0"/>
    <text:linenumbering-configuration text:number-lines="false" text:restart-on-page="false" text:offset="0.501cm"/>
  </office:styles>
  <office:automatic-styles>
    <style:style style:name="PO_TABLE1" style:family="table">
      <style:table-properties style:width="17.101cm" table:align="center" fo:margin="0cm" table:border-model="collapsing"/>
    </style:style>
    <style:style style:name="PO_Table1.A" style:family="table-column">
      <style:table-column-properties style:column-width="2.394cm"/>
    </style:style>
    <style:style style:name="PO_Table1.B" style:family="table-column">
      <style:table-column-properties style:column-width="14.707cm"/>
    </style:style>
    <style:style style:name="PO_Table1.1" style:family="table-row">
      <style:table-row-properties style:min-row-height="2.201cm" fo:keep-together="auto"/>
    </style:style>
    <style:style style:name="PO_Table1.A1" style:family="table-cell">
      <style:table-cell-properties style:vertical-align="middle" style:writing-mode="lr-tb" fo:border="0.5pt solid #000000" fo:padding-left="0.199cm" fo:padding-right="0.191cm"/>
    </style:style>
    <style:style style:name="PO_SHAPE1" style:family="graphic" style:parent-style-name="Frame">
      <style:graphic-properties draw:auto-grow-height="false" draw:auto-grow-width="false" draw:color-mode="standard" draw:contrast="0%" draw:fill="none" draw:image-opacity="100%" draw:luminance="0%" draw:textarea-vertical-align="top" fo:border-bottom="none" fo:border-left="none" fo:border-right="none" fo:border-top="none" fo:clip="rect(0cm, 0cm, 0cm, 0cm)" fo:margin-bottom="0cm" fo:margin-left="0cm" fo:margin-right="0cm" fo:margin-top="0cm" fo:padding-bottom="0cm" fo:padding-left="0cm" fo:padding-right="0cm" fo:padding-top="0cm" fo:wrap-option="wrap" style:background-transparency="0%" style:horizontal-pos="center" style:horizontal-rel="paragraph" style:run-through="background" style:vertical-pos="top" style:vertical-rel="char" style:wrap="dynamic" style:wrap-contour="false" svg:stroke-opacity="100%"/>
      <style:paragraph-properties style:writing-mode="lr-tb"/>
    </style:style>
    <style:style style:name="PO_P2" style:family="paragraph" style:parent-style-name="Standard">
      <style:paragraph-properties text:number-lines="true" fo:widows="2" fo:orphans="2" fo:line-height="normal" fo:text-align="center" fo:keep-together="auto" fo:margin-left="0cm" fo:margin-right="0cm" fo:margin-top="0cm" fo:margin-bottom="0cm" fo:text-indent="0cm" fo:background-color="transparent" style:shadow="none" fo:keep-with-next="auto" style:text-autospace="ideograph-alpha" style:punctuation-wrap="hanging" style:line-break="strict" style:join-border="true"/>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Times New Roman" style:font-name-asian="Times New Roman" style:font-name-complex="Times New Roman" fo:letter-spacing="normal" fo:language="pt" style:language-asian="pt" style:language-complex="ar" fo:country="BR" style:country-asian="BR" style:country-complex="SA"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able1.B1" style:family="table-cell">
      <style:table-cell-properties style:vertical-align="middle" style:writing-mode="lr-tb" fo:border="0.5pt solid #000000" fo:padding-left="0.199cm" fo:padding-right="0.191cm"/>
    </style:style>
    <style:style style:name="PO_T1" style:family="text" style:parent-style-name="Standard">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Arial" style:font-name-asian="Times New Roman" style:font-name-complex="Arial" fo:letter-spacing="normal" fo:language="pt" style:language-asian="pt" style:language-complex="ar" fo:country="BR" style:country-asian="BR" style:country-complex="SA" fo:font-style="normal" style:font-style-asian="normal" style:font-style-complex="normal" fo:text-shadow="none" style:text-underline-style="none" fo:font-weight="normal" style:font-weight-asian="normal" style:font-weight-complex="normal" fo:background-color="transparent" style:text-emphasize="none"/>
    </style:style>
    <style:style style:name="PO_P3" style:family="paragraph" style:parent-style-name="Standard">
      <style:paragraph-properties text:number-lines="true" fo:widows="2" fo:orphans="2" fo:line-height="normal" fo:text-align="center" fo:keep-together="auto" fo:margin-left="0cm" fo:margin-right="0cm" fo:margin-top="0cm" fo:margin-bottom="0cm" fo:text-indent="0cm" fo:background-color="transparent" style:shadow="none" fo:keep-with-next="auto" style:text-autospace="ideograph-alpha" style:punctuation-wrap="hanging" style:line-break="strict" style:join-border="true">
        <style:tab-stops>
          <style:tab-stop style:position="7.5cm" style:type="center"/>
          <style:tab-stop style:position="15cm" style:type="right"/>
        </style:tab-stops>
      </style:paragraph-properties>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Arial" style:font-name-asian="Times New Roman" style:font-name-complex="Arial" fo:letter-spacing="normal" fo:language="pt" style:language-asian="pt" style:language-complex="ar" fo:country="BR" style:country-asian="BR" style:country-complex="SA" fo:font-style="normal" style:font-style-asian="normal" style:font-style-complex="normal" fo:text-shadow="none" style:text-underline-style="none" fo:font-weight="normal" style:font-weight-asian="normal" style:font-weight-complex="normal" fo:background-color="transparent" style:text-emphasize="none"/>
    </style:style>
    <style:style style:name="PO_P4" style:family="paragraph" style:parent-style-name="Standard">
      <style:paragraph-properties text:number-lines="true" fo:widows="2" fo:orphans="2" fo:line-height="normal" fo:text-align="center" fo:keep-together="auto" fo:margin-left="0cm" fo:margin-right="0cm" fo:margin-top="0cm" fo:margin-bottom="0cm" fo:text-indent="0cm" fo:background-color="transparent" style:shadow="none" fo:keep-with-next="auto" style:text-autospace="ideograph-alpha" style:punctuation-wrap="hanging" style:line-break="strict" style:join-border="true"/>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Arial" style:font-name-asian="Times New Roman" style:font-name-complex="Arial" fo:letter-spacing="normal" fo:language="pt" style:language-asian="pt" style:language-complex="ar" fo:country="BR" style:country-asian="BR" style:country-complex="SA" fo:font-style="normal" style:font-style-asian="normal" style:font-style-complex="normal" fo:text-shadow="none" style:text-underline-style="none" fo:font-weight="normal" style:font-weight-asian="normal" style:font-weight-complex="normal" fo:background-color="transparent" style:text-emphasize="none"/>
    </style:style>
    <style:style style:name="PO_P5" style:family="paragraph" style:parent-style-name="Standard">
      <style:paragraph-properties text:number-lines="true" fo:widows="2" fo:orphans="2" fo:line-height="normal" fo:text-align="start" fo:keep-together="auto" fo:margin-left="0cm" fo:margin-right="0cm" fo:margin-top="0cm" fo:margin-bottom="0cm" fo:text-indent="0cm" fo:background-color="transparent" style:shadow="none" fo:keep-with-next="auto" style:text-autospace="ideograph-alpha" style:punctuation-wrap="hanging" style:line-break="strict" style:join-border="true">
        <style:tab-stops>
          <style:tab-stop style:position="7.5cm" style:type="center"/>
          <style:tab-stop style:position="15cm" style:type="right"/>
        </style:tab-stops>
      </style:paragraph-properties>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Times New Roman" style:font-name-asian="Times New Roman" style:font-name-complex="Times New Roman" fo:letter-spacing="normal" fo:language="pt" style:language-asian="pt" style:language-complex="ar" fo:country="BR" style:country-asian="BR" style:country-complex="SA" fo:font-style="normal" style:font-style-asian="normal" style:font-style-complex="normal" fo:text-shadow="none" style:text-underline-style="none" fo:font-weight="normal" style:font-weight-asian="normal" style:font-weight-complex="normal" fo:background-color="transparent" style:text-emphasize="none"/>
    </style:style>
    <style:style style:name="PO_T2" style:family="text" style:parent-style-name="Standard">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Times New Roman" style:font-name-asian="Times New Roman" style:font-name-complex="Times New Roman" fo:letter-spacing="normal" fo:language="pt" style:language-asian="pt" style:language-complex="ar" fo:country="BR" style:country-asian="BR" style:country-complex="SA" fo:font-style="normal" style:font-style-asian="normal" style:font-style-complex="normal" fo:text-shadow="none" style:text-underline-style="none" fo:font-weight="normal" style:font-weight-asian="normal" style:font-weight-complex="normal" fo:background-color="transparent" style:text-emphasize="none"/>
    </style:style>
    <style:style style:name="PO_P6" style:family="paragraph" style:parent-style-name="Standard">
      <style:paragraph-properties text:number-lines="true" fo:widows="2" fo:orphans="2" fo:line-height="normal" fo:text-align="center" fo:keep-together="auto" fo:margin-left="0cm" fo:margin-right="0cm" fo:margin-top="0cm" fo:margin-bottom="0cm" fo:text-indent="0cm" fo:background-color="transparent" style:shadow="none" fo:keep-with-next="auto" style:text-autospace="ideograph-alpha" style:punctuation-wrap="hanging" style:line-break="strict" style:join-border="true">
        <style:tab-stops>
          <style:tab-stop style:position="7.5cm" style:type="center"/>
          <style:tab-stop style:position="15cm" style:type="right"/>
        </style:tab-stops>
      </style:paragraph-properties>
      <style:text-properties fo:font-size="12pt" fo:color="#000000" style:font-size-asian="12pt" style:font-size-complex="12pt" style:use-window-font-color="true" style:text-outline="false" style:letter-kerning="false" style:text-scale="100%" fo:font-variant="normal" fo:text-transform="none" style:text-line-through-type="none" style:text-line-through-style="none" style:text-position="0% 100%" style:font-name="Times New Roman" style:font-name-asian="Times New Roman" style:font-name-complex="Times New Roman" fo:letter-spacing="normal" fo:language="pt" style:language-asian="pt" style:language-complex="ar" fo:country="BR" style:country-asian="BR" style:country-complex="SA" fo:font-style="normal" style:font-style-asian="normal" style:font-style-complex="normal" fo:text-shadow="none" style:text-underline-style="none" fo:font-weight="normal" style:font-weight-asian="normal" style:font-weight-complex="normal" fo:background-color="transparent" style:text-emphasize="none"/>
    </style:style>
    <style:page-layout style:name="StandardL">
      <style:page-layout-properties fo:page-width="21.001cm" fo:page-height="29.7cm" style:print-orientation="portrait" fo:margin-left="1.905cm" fo:margin-right="1.905cm" fo:margin-top="1.249cm" fo:margin-bottom="1.249cm" style:footnote-max-height="0cm" style:writing-mode="lr-tb">
        <style:footnote-sep style:width="0.018cm" style:distance-before-sep="0.101cm" style:distance-after-sep="0.101cm" style:rel-width="25%" style:color="#000000" style:line-style="solid" style:adjustment="left"/>
      </style:page-layout-properties>
      <style:header-style>
        <style:header-footer-properties fo:margin-left="0cm" fo:margin-bottom="1.191cm" fo:margin-right="0cm" fo:min-height="1.291cm" style:dynamic-spacing="true"/>
      </style:header-style>
      <style:footer-style>
        <style:header-footer-properties fo:margin-top="1.191cm" fo:margin-left="0cm" fo:margin-right="0cm" fo:min-height="1.291cm" style:dynamic-spacing="true"/>
      </style:footer-style>
    </style:page-layout>
  </office:automatic-styles>
  <office:master-styles>
    <style:master-page style:name="Standard" style:page-layout-name="StandardL">
      <style:header>
        <table:table table:style-name="PO_TABLE1">
          <table:table-column table:style-name="PO_Table1.A"/>
          <table:table-column table:style-name="PO_Table1.B"/>
          <table:table-row table:style-name="PO_Table1.1">
            <table:table-cell table:style-name="PO_Table1.A1">
              <text:p text:style-name="PO_P2"><draw:frame draw:name="Imagem 1" draw:id="PO_DrawId0" draw:style-name="PO_SHAPE1" svg:width="1.767cm" svg:height="2.096cm" svg:x="0cm" svg:y="0cm" text:anchor-type="as-char"><draw:image xlink:actuate="onLoad" xlink:href="Pictures/1000000000000090000000A9B0B65F667B9C8E29.png" xlink:show="embed" xlink:type="simple"/></draw:frame></text:p>
            </table:table-cell>
            <table:table-cell table:style-name="PO_Table1.B1">
              <text:p text:style-name="PO_P3"><text:span text:style-name="PO_T1">Universidade Federal de Goiás</text:span></text:p>
              <text:p text:style-name="PO_P3"><text:span text:style-name="PO_T1">Instituto de Informática</text:span></text:p>
              <text:p text:style-name="PO_P2"><text:span text:style-name="PO_T1">Introdução à Programação</text:span></text:p>
              <text:p text:style-name="PO_P4"><text:span text:style-name="PO_T1">Prof. Gilmar Ferreira Arantes</text:span></text:p>
            </table:table-cell>
          </table:table-row>
        </table:table>
        <text:p text:style-name="PO_P5"/>
      </style:header>
      <style:footer>
        <text:p text:style-name="PO_P6"><text:span text:style-name="PO_T2"><text:page-number text:select-page="current" style:num-format="1">2</text:page-number></text:span></text:p>
        <text:p text:style-name="PO_P5"/>
      </style:footer>
    </style:master-page>
  </office:master-styles>
</office:document-styles>
</file>

<file path=meta.xml><?xml version="1.0" encoding="utf-8"?>
<office:document-meta xmlns:anim="urn:oasis:names:tc:opendocument:xmlns:animation:1.0"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nifest="urn:oasis:names:tc:opendocument:xmlns:manifes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meta>
    <dc:title>Perguntas –  Aula do dia 24/02/2010</dc:title>
    <meta:initial-creator>Juliano</meta:initial-creator>
    <dc:creator>Matheus de Moura</dc:creator>
    <meta:creation-date>2014-3-26T21:24:0</meta:creation-date>
    <dc:date>2020-9-22T18:36:16</dc:date>
    <meta:print-date>2017-6-5T12:12:0</meta:print-date>
    <meta:editing-cycles>465</meta:editing-cycles>
    <meta:document-statistic meta:character-count="2431" meta:non-whitespace-character-count="2431" meta:page-count="4" meta:paragraph-count="82" meta:word-count="665"/>
  </office:meta>
</office:document-meta>
</file>